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1bf317" officeooo:paragraph-rsid="001bf31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2b77d1" officeooo:paragraph-rsid="002b77d1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48c7a" officeooo:paragraph-rsid="002b77d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77d1" officeooo:paragraph-rsid="002df8a2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style="italic" officeooo:rsid="00148c7a" officeooo:paragraph-rsid="002efa3b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paragraph-rsid="0034598c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4598c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4598c" style:font-weight-asian="bold" style:font-weight-complex="bold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2efa3b" style:font-size-asian="12pt" style:font-size-complex="12pt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257650" officeooo:paragraph-rsid="002efa3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77d1" officeooo:paragraph-rsid="002df8a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6e0d" officeooo:paragraph-rsid="00346e0d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size="12pt" fo:font-weight="normal" officeooo:rsid="0043d9f4" officeooo:paragraph-rsid="0032686b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7650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315314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32111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35887" style:font-size-asian="12pt" style:font-weight-asian="bold" style:font-size-complex="12pt" style:font-weight-complex="bold"/>
    </style:style>
    <style:style style:name="T9" style:family="text">
      <style:text-properties officeooo:rsid="0020f065"/>
    </style:style>
    <style:style style:name="T10" style:family="text">
      <style:text-properties officeooo:rsid="002d05cd"/>
    </style:style>
    <style:style style:name="T11" style:family="text">
      <style:text-properties officeooo:rsid="0032686b"/>
    </style:style>
    <style:style style:name="T12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12">xx</text:span> - Controls</text:p>
          </table:table-cell>
          <table:table-cell table:style-name="Table1.A1" office:value-type="string">
            <text:p text:style-name="P9">2xx - Ground</text:p>
          </table:table-cell>
          <table:table-cell table:style-name="Table1.A1" office:value-type="string">
            <text:p text:style-name="P9">3xx - Flight</text:p>
          </table:table-cell>
          <table:table-cell table:style-name="Table1.D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7"><text:span text:style-name="T7">4</text:span><text:span text:style-name="T8">0</text:span><text:span text:style-name="T7">1</text:span><text:span text:style-name="T3"> - </text:span><text:span text:style-name="T4">A/</text:span><text:span text:style-name="T5">A</text:span><text:span text:style-name="T4"> - </text:span><text:span text:style-name="T6">Gun and Sidewinder</text:span></text:p>
      <text:p text:style-name="P1"/>
      <text:p text:style-name="P2">Master Arm ... ON</text:p>
      <text:p text:style-name="P2"/>
      <text:p text:style-name="P3">There is no button for <text:span text:style-name="T1">A/A Master Mode</text:span>, you enter A/A mode by selecting Sidewinders or A/A Gun with the <text:span text:style-name="T1">Gray Reset Hat</text:span>:</text:p>
      <text:p text:style-name="P6">Pressing any of these <text:span text:style-name="T9">automatically </text:span>sets you to A/A <text:span text:style-name="T9">Master Mode</text:span></text:p>
      <text:list text:style-name="L1">
        <text:list-item>
          <text:p text:style-name="P10">F: <text:span text:style-name="T2">Selects Sidewinder, SEAM (wider FOV) seeker mode</text:span></text:p>
        </text:list-item>
        <text:list-item>
          <text:p text:style-name="P10">B: <text:span text:style-name="T2">Selects A/A Gun</text:span></text:p>
          <text:list>
            <text:list-item>
              <text:p text:style-name="P14"><text:span text:style-name="T1">IMPORTANT</text:span>: Throttle must be over 68% to fire <text:span text:style-name="T11">gun</text:span>! <text:s/>Nozzles must be 30 deg or less!</text:p>
            </text:list-item>
          </text:list>
        </text:list-item>
        <text:list-item>
          <text:p text:style-name="P11">P: Selects Sidewinder, Boresight seeker mode</text:p>
        </text:list-item>
      </text:list>
      <text:p text:style-name="P4"/>
      <text:p text:style-name="P5">Press <text:span text:style-name="T1">Trigger</text:span> to fire Gun or Sidewinder.</text:p>
      <text:p text:style-name="P5"/>
      <text:p text:style-name="P13">If your DMT is up on the right MFD (Dish Hat down 2x to switch to TV mode), it will track the Sidewinder lock, allowing visual ID of target.</text:p>
      <text:p text:style-name="P5"/>
      <text:p text:style-name="P5">To go back to NAV, A/G, or VSTOL Master Mode, press the appropriate <text:span text:style-name="T10">master mode </text:span>butt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0T07:25:48.440000000</dc:date>
    <meta:editing-duration>PT5H39M15S</meta:editing-duration>
    <meta:editing-cycles>39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17" meta:word-count="153" meta:character-count="761" meta:non-whitespace-character-count="628"/>
  </office:meta>
</office:document-meta>
</file>